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7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RISIS</text:p>
          </table:table-cell>
          <table:table-cell table:number-columns-repeated="3"/>
          <table:table-cell office:value-type="string" calcext:value-type="string">
            <text:p>XXX est un identifiant unique qui se regénère chaque fois que vous lancez votre projet. Notez que son API ne gère qu’une seule crise à la fois.</text:p>
          </table:table-cell>
        </table:table-row>
        <table:table-row table:style-name="ro1">
          <table:table-cell office:value-type="string" calcext:value-type="string">
            <text:p>CRISIS_ID (PK)</text:p>
          </table:table-cell>
          <table:table-cell office:value-type="string" calcext:value-type="string">
            <text:p>POLICE_TRUCK_NUMBER</text:p>
          </table:table-cell>
          <table:table-cell table:style-name="ce2" office:value-type="string" calcext:value-type="string">
            <text:p>FIRE_TRUCK_NUMBER</text:p>
          </table:table-cell>
          <table:table-cell/>
          <table:table-cell office:value-type="string" calcext:value-type="string">
            <text:p>Les deux dernières colonnes représentent le nombre de véhicules requis, et sont renvoyées par les fonctions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_number_of_fire_truck_required()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get_number_of_police_vehicle_required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les sont utilisées dans les transitions et invariants (?) de la machine à éta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l existe deux fonctions :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_number_of_fire_truck_required(int number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et_number_of_police_vehicles_required(int number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i pourront changer ces valeur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s fonctions state_fire_truck_number et state_police_vehicle semblent appeler ces deux dernières fonctions (de ce que j’en comprends, mais vu qu’on a pas les sources de son PAUWARE à la c**...), sans succès visiblement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IRE TRUCK</text:p>
          </table:table-cell>
          <table:table-cell table:number-columns-repeated="3"/>
          <table:table-cell office:value-type="string" calcext:value-type="string">
            <text:p>La fonction get_fire_trucks() retourne une liste contenant les données de cette table</text:p>
          </table:table-cell>
        </table:table-row>
        <table:table-row table:style-name="ro1">
          <table:table-cell office:value-type="string" calcext:value-type="string">
            <text:p>FIRE_TRUCK_NAME (PK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 truck #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re truck #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re truck #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 truck #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a fonction get_police_vehicles() retourne une liste contenant les données de cette table</text:p>
          </table:table-cell>
        </table:table-row>
        <table:table-row table:style-name="ro1">
          <table:table-cell table:style-name="ce1" office:value-type="string" calcext:value-type="string">
            <text:p>POLICE_VEHICLE_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ce vehicle #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lice vehicle #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ce vehicle #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OUTE</text:p>
          </table:table-cell>
          <table:table-cell table:number-columns-repeated="3"/>
          <table:table-cell office:value-type="string" calcext:value-type="string">
            <text:p>La fonction get_routes() retourne une liste contenant les données de cette table</text:p>
          </table:table-cell>
        </table:table-row>
        <table:table-row table:style-name="ro1">
          <table:table-cell office:value-type="string" calcext:value-type="string">
            <text:p>ROUTE_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 #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 #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 #3</text:p>
          </table:table-cell>
          <table:table-cell table:number-columns-repeated="4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CRISIS_POLICE_VEHIC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SIS_ID (PK)</text:p>
          </table:table-cell>
          <table:table-cell office:value-type="string" calcext:value-type="string">
            <text:p>POLICE_VEHICULE_NAME (FK)</text:p>
          </table:table-cell>
          <table:table-cell office:value-type="string" calcext:value-type="string">
            <text:p>POLICE_VEHICULE_STATU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6:34:14.551557109</meta:creation-date>
    <dc:date>2018-11-08T17:25:26.794131005</dc:date>
    <meta:editing-duration>PT9M19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